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Comic Sans MS"/>
    </style:style>
    <style:style style:name="P5" style:family="paragraph" style:parent-style-name="Standard">
      <style:paragraph-properties fo:text-align="start" style:justify-single-word="false"/>
      <style:text-properties style:font-name="Comic Sans MS"/>
    </style:style>
    <style:style style:name="P6" style:family="paragraph" style:parent-style-name="Standard">
      <style:paragraph-properties fo:text-align="start" style:justify-single-word="false"/>
      <style:text-properties style:font-name="Comic Sans MS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ic Sans MS"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Comic Sans MS"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9pt" fo:font-style="italic" style:font-size-asian="9pt" style:font-style-asian="italic" style:font-size-complex="9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/10/06</text:p>
      <text:p text:style-name="P2"/>
      <text:p text:style-name="P3">Fichiers prioritaires sous MS-DOS</text:p>
      <text:p text:style-name="P4"/>
      <text:p text:style-name="P5"/>
      <text:p text:style-name="P6">Voici le but: savoir lequel de ces 3 fichiers est prioritaire: BAT, EXE et COM.</text:p>
      <text:p text:style-name="P5"/>
      <text:p text:style-name="P7">Construction des 3 fichiers:</text:p>
      <text:p text:style-name="P5"/>
      <text:p text:style-name="P5"><text:tab/>.<text:span text:style-name="T1">Avec Edit: </text:span></text:p>
      <text:p text:style-name="P5"><text:tab/><text:tab/><text:span text:style-name="T2">@echo off</text:span></text:p>
      <text:p text:style-name="P8"><text:tab/><text:tab/>echo Les fichiers BAT sont prioritaires.</text:p>
      <text:p text:style-name="P5"/>
      <text:p text:style-name="P5"><text:tab/>.<text:span text:style-name="T1">Avec PowerBatch:</text:span></text:p>
      <text:p text:style-name="P5"><text:tab/><text:tab/><text:span text:style-name="T2">@echo off</text:span></text:p>
      <text:p text:style-name="P8"><text:tab/><text:tab/>echo Les fichiers COM sont prioritaires.</text:p>
      <text:p text:style-name="P5"><text:tab/>(compilation du bat en com)</text:p>
      <text:p text:style-name="P5"/>
      <text:p text:style-name="P5"><text:tab/>.<text:span text:style-name="T1">Avec QuickBasic:</text:span></text:p>
      <text:p text:style-name="P5"><text:tab/><text:tab/><text:span text:style-name="T2">print ''Les fichiers EXE sont prioritaires.''</text:span></text:p>
      <text:p text:style-name="P5"><text:tab/>(compilation en exe)</text:p>
      <text:p text:style-name="P5"/>
      <text:p text:style-name="P5">Je place ces trois fichiers qui sont test.bat, test.com et test.exe dans un dossier nommé lui aussi test.</text:p>
      <text:p text:style-name="P5"/>
      <text:p text:style-name="P5">A l'invite, je tape « test », voici ce que l'invite me répond:</text:p>
      <text:p text:style-name="P5"><text:tab/><text:tab/><text:span text:style-name="T2">Les fichiers COM sont prioritaires.</text:span></text:p>
      <text:p text:style-name="P5"/>
      <text:p text:style-name="P5">J'en conclus donc que les COM ont la priorité sur les EXE et BAT. </text:p>
      <text:p text:style-name="P5">Ensuite vient les EXE.</text:p>
      <text:p text:style-name="P5"/>
      <text:p text:style-name="P5"/>
      <text:p text:style-name="P9">En résumé: COM &gt;&gt; EXE &gt;&gt; B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0-18T22:21:30</meta:creation-date>
    <dc:date>2006-10-18T22:36:27</dc:date>
    <dc:language>fr-FR</dc:language>
    <meta:editing-cycles>12</meta:editing-cycles>
    <meta:editing-duration>PT10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0" meta:word-count="120" meta:character-count="719"/>
  </office:meta>
</office:document-meta>
</file>